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Transformed_20_by_20_JSON-CSV.CO">
      <style:table-properties table:display="true" style:writing-mode="lr-tb"/>
    </style:style>
    <number:date-style style:name="N8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8036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ransformed by JSON-CSV.CO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5" table:default-cell-style-name="Excel_20_Built-in_20_Normal"/>
        <table:table-column table:style-name="co3" table:number-columns-repeated="1018" table:default-cell-style-name="Excel_20_Built-in_20_Normal"/>
        <table:table-row table:style-name="ro1">
          <table:table-cell office:value-type="string">
            <text:p>SI Code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1018"/>
        </table:table-row>
        <table:table-row table:style-name="ro1">
          <table:table-cell office:value-type="string">
            <text:p>0-4</text:p>
          </table:table-cell>
          <table:table-cell office:value-type="float" office:value="991.19">
            <text:p>991.19</text:p>
          </table:table-cell>
          <table:table-cell office:value-type="float" office:value="1192.23">
            <text:p>1192.23</text:p>
          </table:table-cell>
          <table:table-cell office:value-type="float" office:value="1452.27">
            <text:p>1452.27</text:p>
          </table:table-cell>
          <table:table-cell office:value-type="float" office:value="2978.52">
            <text:p>2978.52</text:p>
          </table:table-cell>
          <table:table-cell office:value-type="float" office:value="4625.49">
            <text:p>4625.49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5-17</text:p>
          </table:table-cell>
          <table:table-cell office:value-type="float" office:value="1766.98">
            <text:p>1766.98</text:p>
          </table:table-cell>
          <table:table-cell office:value-type="float" office:value="2189.86">
            <text:p>2189.86</text:p>
          </table:table-cell>
          <table:table-cell office:value-type="float" office:value="2737.75">
            <text:p>2737.75</text:p>
          </table:table-cell>
          <table:table-cell office:value-type="float" office:value="5974.94">
            <text:p>5974.94</text:p>
          </table:table-cell>
          <table:table-cell office:value-type="float" office:value="9360.81">
            <text:p>9360.81</text:p>
          </table:table-cell>
          <table:table-cell table:number-columns-repeated="1018"/>
        </table:table-row>
        <table:table-row table:style-name="ro1">
          <table:table-cell office:value-type="string">
            <text:p>18-25</text:p>
          </table:table-cell>
          <table:table-cell office:value-type="float" office:value="2913.94">
            <text:p>2913.94</text:p>
          </table:table-cell>
          <table:table-cell office:value-type="float" office:value="4034.77">
            <text:p>4034.77</text:p>
          </table:table-cell>
          <table:table-cell office:value-type="float" office:value="4888.52">
            <text:p>4888.52</text:p>
          </table:table-cell>
          <table:table-cell office:value-type="float" office:value="10535.2">
            <text:p>10535.2</text:p>
          </table:table-cell>
          <table:table-cell office:value-type="float" office:value="15764.3">
            <text:p>15764.3</text:p>
          </table:table-cell>
          <table:table-cell table:number-columns-repeated="1018"/>
        </table:table-row>
        <table:table-row table:style-name="ro1">
          <table:table-cell office:value-type="string">
            <text:p>26-30</text:p>
          </table:table-cell>
          <table:table-cell office:value-type="float" office:value="3782.72">
            <text:p>3782.72</text:p>
          </table:table-cell>
          <table:table-cell office:value-type="float" office:value="5149.09">
            <text:p>5149.09</text:p>
          </table:table-cell>
          <table:table-cell office:value-type="float" office:value="6321.22">
            <text:p>6321.22</text:p>
          </table:table-cell>
          <table:table-cell office:value-type="float" office:value="13837.45">
            <text:p>13837.45</text:p>
          </table:table-cell>
          <table:table-cell office:value-type="float" office:value="20981.81">
            <text:p>20981.81</text:p>
          </table:table-cell>
          <table:table-cell table:number-columns-repeated="1018"/>
        </table:table-row>
        <table:table-row table:style-name="ro1">
          <table:table-cell office:value-type="string">
            <text:p>31-35</text:p>
          </table:table-cell>
          <table:table-cell office:value-type="float" office:value="4168.86">
            <text:p>4168.86</text:p>
          </table:table-cell>
          <table:table-cell office:value-type="float" office:value="5642.77">
            <text:p>5642.77</text:p>
          </table:table-cell>
          <table:table-cell office:value-type="float" office:value="6954.49">
            <text:p>6954.49</text:p>
          </table:table-cell>
          <table:table-cell office:value-type="float" office:value="15283.22">
            <text:p>15283.22</text:p>
          </table:table-cell>
          <table:table-cell office:value-type="float" office:value="23262.08">
            <text:p>23262.08</text:p>
          </table:table-cell>
          <table:table-cell table:number-columns-repeated="1018"/>
        </table:table-row>
        <table:table-row table:style-name="ro1">
          <table:table-cell office:value-type="string">
            <text:p>36-40</text:p>
          </table:table-cell>
          <table:table-cell office:value-type="float" office:value="5812.93">
            <text:p>5812.93</text:p>
          </table:table-cell>
          <table:table-cell office:value-type="float" office:value="7955.6">
            <text:p>7955.6</text:p>
          </table:table-cell>
          <table:table-cell office:value-type="float" office:value="9927.19">
            <text:p>9927.19</text:p>
          </table:table-cell>
          <table:table-cell office:value-type="float" office:value="22124.2">
            <text:p>22124.2</text:p>
          </table:table-cell>
          <table:table-cell office:value-type="float" office:value="34067.91">
            <text:p>34067.91</text:p>
          </table:table-cell>
          <table:table-cell table:number-columns-repeated="1018"/>
        </table:table-row>
        <table:table-row table:style-name="ro1">
          <table:table-cell office:value-type="string">
            <text:p>41-45</text:p>
          </table:table-cell>
          <table:table-cell office:value-type="float" office:value="6926.28">
            <text:p>6926.28</text:p>
          </table:table-cell>
          <table:table-cell office:value-type="float" office:value="9254.93">
            <text:p>9254.93</text:p>
          </table:table-cell>
          <table:table-cell office:value-type="float" office:value="11594">
            <text:p>11594</text:p>
          </table:table-cell>
          <table:table-cell office:value-type="float" office:value="25932.93">
            <text:p>25932.93</text:p>
          </table:table-cell>
          <table:table-cell office:value-type="float" office:value="40075.66">
            <text:p>40075.66</text:p>
          </table:table-cell>
          <table:table-cell table:number-columns-repeated="1018"/>
        </table:table-row>
        <table:table-row table:style-name="ro1">
          <table:table-cell office:value-type="string">
            <text:p>46-50</text:p>
          </table:table-cell>
          <table:table-cell office:value-type="float" office:value="8193.41">
            <text:p>8193.41</text:p>
          </table:table-cell>
          <table:table-cell office:value-type="float" office:value="10992.89">
            <text:p>10992.89</text:p>
          </table:table-cell>
          <table:table-cell office:value-type="float" office:value="13817.35">
            <text:p>13817.35</text:p>
          </table:table-cell>
          <table:table-cell office:value-type="float" office:value="31010.8">
            <text:p>31010.8</text:p>
          </table:table-cell>
          <table:table-cell office:value-type="float" office:value="48084.58">
            <text:p>48084.58</text:p>
          </table:table-cell>
          <table:table-cell table:number-columns-repeated="1018"/>
        </table:table-row>
        <table:table-row table:style-name="ro1">
          <table:table-cell office:value-type="string">
            <text:p>51-55</text:p>
          </table:table-cell>
          <table:table-cell office:value-type="float" office:value="11823.23">
            <text:p>11823.23</text:p>
          </table:table-cell>
          <table:table-cell office:value-type="float" office:value="15217.8">
            <text:p>15217.8</text:p>
          </table:table-cell>
          <table:table-cell office:value-type="float" office:value="18774.03">
            <text:p>18774.03</text:p>
          </table:table-cell>
          <table:table-cell office:value-type="float" office:value="40203.26">
            <text:p>40203.26</text:p>
          </table:table-cell>
          <table:table-cell office:value-type="float" office:value="63146.66">
            <text:p>63146.66</text:p>
          </table:table-cell>
          <table:table-cell table:number-columns-repeated="1018"/>
        </table:table-row>
        <table:table-row table:style-name="ro1">
          <table:table-cell office:value-type="string">
            <text:p>56-60</text:p>
          </table:table-cell>
          <table:table-cell office:value-type="float" office:value="14494.76">
            <text:p>14494.76</text:p>
          </table:table-cell>
          <table:table-cell office:value-type="float" office:value="18702.06">
            <text:p>18702.06</text:p>
          </table:table-cell>
          <table:table-cell office:value-type="float" office:value="23243.8">
            <text:p>23243.8</text:p>
          </table:table-cell>
          <table:table-cell office:value-type="float" office:value="50408.32">
            <text:p>50408.32</text:p>
          </table:table-cell>
          <table:table-cell office:value-type="float" office:value="79242.57">
            <text:p>79242.57</text:p>
          </table:table-cell>
          <table:table-cell table:number-columns-repeated="1018"/>
        </table:table-row>
        <table:table-row table:style-name="ro1">
          <table:table-cell office:value-type="string">
            <text:p>61-65</text:p>
          </table:table-cell>
          <table:table-cell office:value-type="float" office:value="19084.54">
            <text:p>19084.54</text:p>
          </table:table-cell>
          <table:table-cell office:value-type="float" office:value="24684.66">
            <text:p>24684.66</text:p>
          </table:table-cell>
          <table:table-cell office:value-type="float" office:value="30915.34">
            <text:p>30915.34</text:p>
          </table:table-cell>
          <table:table-cell office:value-type="float" office:value="67907.99">
            <text:p>67907.99</text:p>
          </table:table-cell>
          <table:table-cell office:value-type="float" office:value="106837.19">
            <text:p>106837.19</text:p>
          </table:table-cell>
          <table:table-cell table:number-columns-repeated="1018"/>
        </table:table-row>
        <table:table-row table:style-name="ro1">
          <table:table-cell office:value-type="string">
            <text:p>66-70</text:p>
          </table:table-cell>
          <table:table-cell office:value-type="float" office:value="26420.78">
            <text:p>26420.78</text:p>
          </table:table-cell>
          <table:table-cell office:value-type="float" office:value="34243.9">
            <text:p>34243.9</text:p>
          </table:table-cell>
          <table:table-cell office:value-type="float" office:value="43170.15">
            <text:p>43170.15</text:p>
          </table:table-cell>
          <table:table-cell office:value-type="float" office:value="95836.13">
            <text:p>95836.13</text:p>
          </table:table-cell>
          <table:table-cell office:value-type="float" office:value="150867.94">
            <text:p>150867.94</text:p>
          </table:table-cell>
          <table:table-cell table:number-columns-repeated="1018"/>
        </table:table-row>
        <table:table-row table:style-name="ro1">
          <table:table-cell office:value-type="string">
            <text:p>71-75</text:p>
          </table:table-cell>
          <table:table-cell office:value-type="float" office:value="33586.78">
            <text:p>33586.78</text:p>
          </table:table-cell>
          <table:table-cell office:value-type="float" office:value="43572.07">
            <text:p>43572.07</text:p>
          </table:table-cell>
          <table:table-cell office:value-type="float" office:value="55120.09">
            <text:p>55120.09</text:p>
          </table:table-cell>
          <table:table-cell office:value-type="float" office:value="122989.2">
            <text:p>122989.2</text:p>
          </table:table-cell>
          <table:table-cell office:value-type="float" office:value="193652.76">
            <text:p>193652.76</text:p>
          </table:table-cell>
          <table:table-cell table:number-columns-repeated="1018"/>
        </table:table-row>
        <table:table-row table:style-name="ro1">
          <table:table-cell office:value-type="string">
            <text:p>75-0</text:p>
          </table:table-cell>
          <table:table-cell office:value-type="float" office:value="47222.87">
            <text:p>47222.87</text:p>
          </table:table-cell>
          <table:table-cell office:value-type="float" office:value="58762.15">
            <text:p>58762.15</text:p>
          </table:table-cell>
          <table:table-cell office:value-type="float" office:value="77792.72">
            <text:p>77792.72</text:p>
          </table:table-cell>
          <table:table-cell office:value-type="float" office:value="174258.92">
            <text:p>174258.92</text:p>
          </table:table-cell>
          <table:table-cell office:value-type="float" office:value="274361.72">
            <text:p>274361.72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27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9">29/09/2020</text:date>, <text:time>12:5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nsformed_20_by_20_JSON-CSV.CO" style:display-name="PageStyle_Transformed by JSON-CSV.C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9T12:58:34.31</dc:date>
    <dc:creator>satyam kumar</dc:creator>
    <meta:document-statistic meta:table-count="1" meta:cell-count="90" meta:object-count="0"/>
    <meta:generator>OpenOffice/4.1.7$Win32 OpenOffice.org_project/417m1$Build-9800</meta:generator>
  </office:meta>
</office:document-meta>
</file>